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18*7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+[.I11]+[.I12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97" calcext:value-type="float">
            <text:p>29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46" calcext:value-type="float">
            <text:p>34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7" calcext:value-type="float">
            <text:p>29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4" calcext:value-type="float">
            <text:p>264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2" calcext:value-type="float">
            <text:p>252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2" calcext:value-type="float">
            <text:p>242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2" calcext:value-type="float">
            <text:p>242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2" calcext:value-type="float">
            <text:p>242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4" calcext:value-type="float">
            <text:p>314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4" calcext:value-type="float">
            <text:p>314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4" calcext:value-type="float">
            <text:p>314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36" calcext:value-type="float">
            <text:p>3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1" calcext:value-type="float">
            <text:p>291</text:p>
          </table:table-cell>
          <table:table-cell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2" calcext:value-type="float">
            <text:p>3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48" calcext:value-type="float">
            <text:p>3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2" calcext:value-type="float">
            <text:p>372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2" calcext:value-type="float">
            <text:p>372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27" calcext:value-type="float">
            <text:p>32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2" calcext:value-type="float">
            <text:p>372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2" calcext:value-type="float">
            <text:p>372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434" calcext:value-type="float">
            <text:p>4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3" calcext:value-type="float">
            <text:p>363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04" calcext:value-type="float">
            <text:p>40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8" calcext:value-type="float">
            <text:p>348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8" calcext:value-type="float">
            <text:p>348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8" calcext:value-type="float">
            <text:p>348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0" calcext:value-type="float">
            <text:p>34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0" calcext:value-type="float">
            <text:p>34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229" calcext:value-type="float">
            <text:p>22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7" calcext:value-type="float">
            <text:p>327</text:p>
          </table:table-cell>
          <table:table-cell office:value-type="float" office:value="229" calcext:value-type="float">
            <text:p>22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7" calcext:value-type="float">
            <text:p>327</text:p>
          </table:table-cell>
          <table:table-cell office:value-type="float" office:value="229" calcext:value-type="float">
            <text:p>22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7" calcext:value-type="float">
            <text:p>327</text:p>
          </table:table-cell>
          <table:table-cell office:value-type="float" office:value="229" calcext:value-type="float">
            <text:p>22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8" calcext:value-type="float">
            <text:p>318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3" calcext:value-type="float">
            <text:p>42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3" calcext:value-type="float">
            <text:p>42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3" calcext:value-type="float">
            <text:p>42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3" calcext:value-type="float">
            <text:p>42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2" calcext:value-type="float">
            <text:p>412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4" calcext:value-type="float">
            <text:p>404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4" calcext:value-type="float">
            <text:p>404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4" calcext:value-type="float">
            <text:p>404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4" calcext:value-type="float">
            <text:p>404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2" calcext:value-type="float">
            <text:p>392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2" calcext:value-type="float">
            <text:p>392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2" calcext:value-type="float">
            <text:p>392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0" calcext:value-type="float">
            <text:p>380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0" calcext:value-type="float">
            <text:p>380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0" calcext:value-type="float">
            <text:p>380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0" calcext:value-type="float">
            <text:p>380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0" calcext:value-type="float">
            <text:p>370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0" calcext:value-type="float">
            <text:p>370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392" calcext:value-type="float">
            <text:p>39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0" calcext:value-type="float">
            <text:p>370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80" calcext:value-type="float">
            <text:p>3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0" calcext:value-type="float">
            <text:p>370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490" calcext:value-type="float">
            <text:p>49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469" calcext:value-type="float">
            <text:p>46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69" calcext:value-type="float">
            <text:p>469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459" calcext:value-type="float">
            <text:p>45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9" calcext:value-type="float">
            <text:p>469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9" calcext:value-type="float">
            <text:p>469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436" calcext:value-type="float">
            <text:p>43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9" calcext:value-type="float">
            <text:p>469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427" calcext:value-type="float">
            <text:p>42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9" calcext:value-type="float">
            <text:p>459</text:p>
          </table:table-cell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416" calcext:value-type="float">
            <text:p>41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59" calcext:value-type="float">
            <text:p>459</text:p>
          </table:table-cell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543" calcext:value-type="float">
            <text:p>54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9" calcext:value-type="float">
            <text:p>459</text:p>
          </table:table-cell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59" calcext:value-type="float">
            <text:p>459</text:p>
          </table:table-cell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488" calcext:value-type="float">
            <text:p>48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6" calcext:value-type="float">
            <text:p>436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66" calcext:value-type="float">
            <text:p>46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6" calcext:value-type="float">
            <text:p>436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584" calcext:value-type="float">
            <text:p>58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6" calcext:value-type="float">
            <text:p>436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576" calcext:value-type="float">
            <text:p>57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6" calcext:value-type="float">
            <text:p>436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566" calcext:value-type="float">
            <text:p>56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7" calcext:value-type="float">
            <text:p>427</text:p>
          </table:table-cell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53" calcext:value-type="float">
            <text:p>55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7" calcext:value-type="float">
            <text:p>427</text:p>
          </table:table-cell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544" calcext:value-type="float">
            <text:p>54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7" calcext:value-type="float">
            <text:p>427</text:p>
          </table:table-cell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7" calcext:value-type="float">
            <text:p>427</text:p>
          </table:table-cell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317" calcext:value-type="float">
            <text:p>31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8" calcext:value-type="float">
            <text:p>488</text:p>
          </table:table-cell>
          <table:table-cell office:value-type="float" office:value="317" calcext:value-type="float">
            <text:p>31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8" calcext:value-type="float">
            <text:p>488</text:p>
          </table:table-cell>
          <table:table-cell office:value-type="float" office:value="317" calcext:value-type="float">
            <text:p>31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8" calcext:value-type="float">
            <text:p>488</text:p>
          </table:table-cell>
          <table:table-cell office:value-type="float" office:value="317" calcext:value-type="float">
            <text:p>31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2" calcext:value-type="float">
            <text:p>292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2" calcext:value-type="float">
            <text:p>302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1" calcext:value-type="float">
            <text:p>291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1" calcext:value-type="float">
            <text:p>291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9" calcext:value-type="float">
            <text:p>259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9" calcext:value-type="float">
            <text:p>259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9" calcext:value-type="float">
            <text:p>269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7" calcext:value-type="float">
            <text:p>247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7" calcext:value-type="float">
            <text:p>237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7" calcext:value-type="float">
            <text:p>247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7" calcext:value-type="float">
            <text:p>247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1" calcext:value-type="float">
            <text:p>33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1" calcext:value-type="float">
            <text:p>331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1" calcext:value-type="float">
            <text:p>341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8" calcext:value-type="float">
            <text:p>318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8" calcext:value-type="float">
            <text:p>318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8" calcext:value-type="float">
            <text:p>328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8" calcext:value-type="float">
            <text:p>328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9" calcext:value-type="float">
            <text:p>309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9" calcext:value-type="float">
            <text:p>319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9" calcext:value-type="float">
            <text:p>319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6" calcext:value-type="float">
            <text:p>296</text:p>
          </table:table-cell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6" calcext:value-type="float">
            <text:p>296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6" calcext:value-type="float">
            <text:p>286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6" calcext:value-type="float">
            <text:p>286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6" calcext:value-type="float">
            <text:p>296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6" calcext:value-type="float">
            <text:p>276</text:p>
          </table:table-cell>
          <table:table-cell office:value-type="float" office:value="231" calcext:value-type="float">
            <text:p>23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6" calcext:value-type="float">
            <text:p>276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6" calcext:value-type="float">
            <text:p>286</text:p>
          </table:table-cell>
          <table:table-cell office:value-type="float" office:value="231" calcext:value-type="float">
            <text:p>23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7" calcext:value-type="float">
            <text:p>367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7" calcext:value-type="float">
            <text:p>367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7" calcext:value-type="float">
            <text:p>377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7" calcext:value-type="float">
            <text:p>377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8" calcext:value-type="float">
            <text:p>358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8" calcext:value-type="float">
            <text:p>368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8" calcext:value-type="float">
            <text:p>368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3" calcext:value-type="float">
            <text:p>343</text:p>
          </table:table-cell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3" calcext:value-type="float">
            <text:p>343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3" calcext:value-type="float">
            <text:p>353</text:p>
          </table:table-cell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35" calcext:value-type="float">
            <text:p>335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5" calcext:value-type="float">
            <text:p>345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5" calcext:value-type="float">
            <text:p>345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2" calcext:value-type="float">
            <text:p>322</text:p>
          </table:table-cell>
          <table:table-cell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2" calcext:value-type="float">
            <text:p>322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2" calcext:value-type="float">
            <text:p>332</text:p>
          </table:table-cell>
          <table:table-cell office:value-type="float" office:value="234" calcext:value-type="float">
            <text:p>23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2" calcext:value-type="float">
            <text:p>332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3" calcext:value-type="float">
            <text:p>313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3" calcext:value-type="float">
            <text:p>313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3" calcext:value-type="float">
            <text:p>323</text:p>
          </table:table-cell>
          <table:table-cell office:value-type="float" office:value="253" calcext:value-type="float">
            <text:p>25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3" calcext:value-type="float">
            <text:p>323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8" calcext:value-type="float">
            <text:p>418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8" calcext:value-type="float">
            <text:p>418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8" calcext:value-type="float">
            <text:p>428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8" calcext:value-type="float">
            <text:p>428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7" calcext:value-type="float">
            <text:p>417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7" calcext:value-type="float">
            <text:p>417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9" calcext:value-type="float">
            <text:p>399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9" calcext:value-type="float">
            <text:p>399</text:p>
          </table:table-cell>
          <table:table-cell office:value-type="float" office:value="211" calcext:value-type="float">
            <text:p>21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9" calcext:value-type="float">
            <text:p>409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9" calcext:value-type="float">
            <text:p>409</text:p>
          </table:table-cell>
          <table:table-cell office:value-type="float" office:value="211" calcext:value-type="float">
            <text:p>21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7" calcext:value-type="float">
            <text:p>387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87" calcext:value-type="float">
            <text:p>387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7" calcext:value-type="float">
            <text:p>397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7" calcext:value-type="float">
            <text:p>397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5" calcext:value-type="float">
            <text:p>375</text:p>
          </table:table-cell>
          <table:table-cell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5" calcext:value-type="float">
            <text:p>375</text:p>
          </table:table-cell>
          <table:table-cell office:value-type="float" office:value="253" calcext:value-type="float">
            <text:p>25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5" calcext:value-type="float">
            <text:p>385</text:p>
          </table:table-cell>
          <table:table-cell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5" calcext:value-type="float">
            <text:p>385</text:p>
          </table:table-cell>
          <table:table-cell office:value-type="float" office:value="253" calcext:value-type="float">
            <text:p>25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5" calcext:value-type="float">
            <text:p>365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5" calcext:value-type="float">
            <text:p>375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5" calcext:value-type="float">
            <text:p>375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5" calcext:value-type="float">
            <text:p>475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5" calcext:value-type="float">
            <text:p>475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5" calcext:value-type="float">
            <text:p>485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5" calcext:value-type="float">
            <text:p>485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64" calcext:value-type="float">
            <text:p>464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4" calcext:value-type="float">
            <text:p>464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4" calcext:value-type="float">
            <text:p>474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4" calcext:value-type="float">
            <text:p>474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4" calcext:value-type="float">
            <text:p>454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54" calcext:value-type="float">
            <text:p>454</text:p>
          </table:table-cell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4" calcext:value-type="float">
            <text:p>464</text:p>
          </table:table-cell>
          <table:table-cell office:value-type="float" office:value="241" calcext:value-type="float">
            <text:p>24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40" calcext:value-type="float">
            <text:p>440</text:p>
          </table:table-cell>
          <table:table-cell office:value-type="float" office:value="273" calcext:value-type="float">
            <text:p>27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0" calcext:value-type="float">
            <text:p>440</text:p>
          </table:table-cell>
          <table:table-cell office:value-type="float" office:value="263" calcext:value-type="float">
            <text:p>26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50" calcext:value-type="float">
            <text:p>450</text:p>
          </table:table-cell>
          <table:table-cell office:value-type="float" office:value="273" calcext:value-type="float">
            <text:p>27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0" calcext:value-type="float">
            <text:p>450</text:p>
          </table:table-cell>
          <table:table-cell office:value-type="float" office:value="263" calcext:value-type="float">
            <text:p>26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1" calcext:value-type="float">
            <text:p>431</text:p>
          </table:table-cell>
          <table:table-cell office:value-type="float" office:value="294" calcext:value-type="float">
            <text:p>29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" calcext:value-type="float">
            <text:p>431</text:p>
          </table:table-cell>
          <table:table-cell office:value-type="float" office:value="284" calcext:value-type="float">
            <text:p>28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1" calcext:value-type="float">
            <text:p>441</text:p>
          </table:table-cell>
          <table:table-cell office:value-type="float" office:value="294" calcext:value-type="float">
            <text:p>29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1" calcext:value-type="float">
            <text:p>441</text:p>
          </table:table-cell>
          <table:table-cell office:value-type="float" office:value="284" calcext:value-type="float">
            <text:p>28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312" calcext:value-type="float">
            <text:p>31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2" calcext:value-type="float">
            <text:p>422</text:p>
          </table:table-cell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2" calcext:value-type="float">
            <text:p>432</text:p>
          </table:table-cell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29" calcext:value-type="float">
            <text:p>529</text:p>
          </table:table-cell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9" calcext:value-type="float">
            <text:p>529</text:p>
          </table:table-cell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39" calcext:value-type="float">
            <text:p>539</text:p>
          </table:table-cell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9" calcext:value-type="float">
            <text:p>539</text:p>
          </table:table-cell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16" calcext:value-type="float">
            <text:p>516</text:p>
          </table:table-cell>
          <table:table-cell office:value-type="float" office:value="265" calcext:value-type="float">
            <text:p>26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6" calcext:value-type="float">
            <text:p>51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6" calcext:value-type="float">
            <text:p>526</text:p>
          </table:table-cell>
          <table:table-cell office:value-type="float" office:value="265" calcext:value-type="float">
            <text:p>26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6" calcext:value-type="float">
            <text:p>52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7" calcext:value-type="float">
            <text:p>507</text:p>
          </table:table-cell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7" calcext:value-type="float">
            <text:p>507</text:p>
          </table:table-cell>
          <table:table-cell office:value-type="float" office:value="270" calcext:value-type="float">
            <text:p>27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7" calcext:value-type="float">
            <text:p>517</text:p>
          </table:table-cell>
          <table:table-cell office:value-type="float" office:value="270" calcext:value-type="float">
            <text:p>27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95" calcext:value-type="float">
            <text:p>495</text:p>
          </table:table-cell>
          <table:table-cell office:value-type="float" office:value="305" calcext:value-type="float">
            <text:p>30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5" calcext:value-type="float">
            <text:p>495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5" calcext:value-type="float">
            <text:p>505</text:p>
          </table:table-cell>
          <table:table-cell office:value-type="float" office:value="305" calcext:value-type="float">
            <text:p>30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5" calcext:value-type="float">
            <text:p>505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3" calcext:value-type="float">
            <text:p>483</text:p>
          </table:table-cell>
          <table:table-cell office:value-type="float" office:value="322" calcext:value-type="float">
            <text:p>32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3" calcext:value-type="float">
            <text:p>483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93" calcext:value-type="float">
            <text:p>493</text:p>
          </table:table-cell>
          <table:table-cell office:value-type="float" office:value="322" calcext:value-type="float">
            <text:p>32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93" calcext:value-type="float">
            <text:p>493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73" calcext:value-type="float">
            <text:p>473</text:p>
          </table:table-cell>
          <table:table-cell office:value-type="float" office:value="343" calcext:value-type="float">
            <text:p>34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3" calcext:value-type="float">
            <text:p>473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3" calcext:value-type="float">
            <text:p>483</text:p>
          </table:table-cell>
          <table:table-cell office:value-type="float" office:value="343" calcext:value-type="float">
            <text:p>34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1:38:29.134596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45:40.791729750</meta:creation-date>
    <dc:date>2018-07-06T13:11:30.071269961</dc:date>
    <meta:editing-duration>PT2H6M4S</meta:editing-duration>
    <meta:editing-cycles>4</meta:editing-cycles>
    <meta:generator>LibreOffice/6.0.3.2$Linux_X86_64 LibreOffice_project/00m0$Build-2</meta:generator>
    <meta:document-statistic meta:table-count="3" meta:cell-count="1825" meta:object-count="0"/>
  </office:meta>
</office:document-meta>
</file>